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B000003834F8915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626cm"/>
    </style:style>
    <style:style style:name="Table1.B" style:family="table-column">
      <style:table-column-properties style:column-width="3.891cm"/>
    </style:style>
    <style:style style:name="Table1.C" style:family="table-column">
      <style:table-column-properties style:column-width="1.392cm"/>
    </style:style>
    <style:style style:name="Table1.D" style:family="table-column">
      <style:table-column-properties style:column-width="0.079cm"/>
    </style:style>
    <style:style style:name="Table1.E" style:family="table-column">
      <style:table-column-properties style:column-width="1.355cm"/>
    </style:style>
    <style:style style:name="Table1.F" style:family="table-column">
      <style:table-column-properties style:column-width="0.907cm"/>
    </style:style>
    <style:style style:name="Table1.G" style:family="table-column">
      <style:table-column-properties style:column-width="0.601cm"/>
    </style:style>
    <style:style style:name="Table1.H" style:family="table-column">
      <style:table-column-properties style:column-width="1.298cm"/>
    </style:style>
    <style:style style:name="Table1.J" style:family="table-column">
      <style:table-column-properties style:column-width="0.609cm"/>
    </style:style>
    <style:style style:name="Table1.K" style:family="table-column">
      <style:table-column-properties style:column-width="0.501cm"/>
    </style:style>
    <style:style style:name="Table1.L" style:family="table-column">
      <style:table-column-properties style:column-width="0.268cm"/>
    </style:style>
    <style:style style:name="Table1.M" style:family="table-column">
      <style:table-column-properties style:column-width="0.843cm"/>
    </style:style>
    <style:style style:name="Table1.N" style:family="table-column">
      <style:table-column-properties style:column-width="1.074cm"/>
    </style:style>
    <style:style style:name="Table1.O" style:family="table-column">
      <style:table-column-properties style:column-width="2.27cm"/>
    </style:style>
    <style:style style:name="Table1.1" style:family="table-row">
      <style:table-row-properties style:min-row-height="1.1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Table1.12" style:family="table-row">
      <style:table-row-properties style:min-row-height="0.249cm"/>
    </style:style>
    <style:style style:name="Table1.13" style:family="table-row">
      <style:table-row-properties style:min-row-height="0.476cm"/>
    </style:style>
    <style:style style:name="Table1.A1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O1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27" style:family="table-row">
      <style:table-row-properties style:min-row-height="0.691cm"/>
    </style:style>
    <style:style style:name="Table1.28" style:family="table-row">
      <style:table-row-properties style:min-row-height="1.52cm"/>
    </style:style>
    <style:style style:name="Table1.E28" style:family="table-cell">
      <style:table-cell-properties fo:padding="0.097cm" fo:border-left="none" fo:border-right="none" fo:border-top="0.05pt solid #000000" fo:border-bottom="0.05pt solid #000000"/>
    </style:style>
    <style:style style:name="Table1.K28" style:family="table-cell">
      <style:table-cell-properties fo:padding="0.097cm" fo:border-left="none" fo:border-right="0.05pt solid #000000" fo:border-top="0.05pt solid #000000" fo:border-bottom="0.05pt solid #000000"/>
    </style:style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0.609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1.217cm"/>
    </style:style>
    <style:style style:name="Table2.D" style:family="table-column">
      <style:table-column-properties style:column-width="1.085cm"/>
    </style:style>
    <style:style style:name="Table2.E" style:family="table-column">
      <style:table-column-properties style:column-width="1.799cm"/>
    </style:style>
    <style:style style:name="Table2.F" style:family="table-column">
      <style:table-column-properties style:column-width="0.212cm"/>
    </style:style>
    <style:style style:name="Table2.G" style:family="table-column">
      <style:table-column-properties style:column-width="1.138cm"/>
    </style:style>
    <style:style style:name="Table2.H" style:family="table-column">
      <style:table-column-properties style:column-width="0.847cm"/>
    </style:style>
    <style:style style:name="Table2.I" style:family="table-column">
      <style:table-column-properties style:column-width="1.535cm"/>
    </style:style>
    <style:style style:name="Table2.J" style:family="table-column">
      <style:table-column-properties style:column-width="0.476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0.395cm"/>
    </style:style>
    <style:style style:name="Table2.M" style:family="table-column">
      <style:table-column-properties style:column-width="0.556cm"/>
    </style:style>
    <style:style style:name="Table2.O" style:family="table-column">
      <style:table-column-properties style:column-width="2.117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531cm" fo:keep-together="always"/>
    </style:style>
    <style:style style:name="Table2.8" style:family="table-row">
      <style:table-row-properties style:min-row-height="0.519cm" fo:keep-together="always"/>
    </style:style>
    <style:style style:name="Table2.A1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2.B16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2.O1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28" style:family="table-row">
      <style:table-row-properties style:min-row-height="0.778cm" fo:keep-together="always"/>
    </style:style>
    <style:style style:name="Table2.K28" style:family="table-cell">
      <style:table-cell-properties fo:padding="0.097cm" fo:border-left="none" fo:border-right="none" fo:border-top="0.05pt solid #000000" fo:border-bottom="0.05pt solid #000000"/>
    </style:style>
    <style:style style:name="Table2.L28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7.013cm" fo:margin-left="0cm" fo:break-before="page" table:align="left"/>
    </style:style>
    <style:style style:name="Table3.A" style:family="table-column">
      <style:table-column-properties style:column-width="0.688cm"/>
    </style:style>
    <style:style style:name="Table3.B" style:family="table-column">
      <style:table-column-properties style:column-width="3.122cm"/>
    </style:style>
    <style:style style:name="Table3.C" style:family="table-column">
      <style:table-column-properties style:column-width="1.879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1.508cm"/>
    </style:style>
    <style:style style:name="Table3.F" style:family="table-column">
      <style:table-column-properties style:column-width="0.291cm"/>
    </style:style>
    <style:style style:name="Table3.G" style:family="table-column">
      <style:table-column-properties style:column-width="1.005cm"/>
    </style:style>
    <style:style style:name="Table3.H" style:family="table-column">
      <style:table-column-properties style:column-width="1.191cm"/>
    </style:style>
    <style:style style:name="Table3.I" style:family="table-column">
      <style:table-column-properties style:column-width="1.296cm"/>
    </style:style>
    <style:style style:name="Table3.J" style:family="table-column">
      <style:table-column-properties style:column-width="0.319cm"/>
    </style:style>
    <style:style style:name="Table3.K" style:family="table-column">
      <style:table-column-properties style:column-width="0.395cm"/>
    </style:style>
    <style:style style:name="Table3.L" style:family="table-column">
      <style:table-column-properties style:column-width="0.653cm"/>
    </style:style>
    <style:style style:name="Table3.M" style:family="table-column">
      <style:table-column-properties style:column-width="1.332cm"/>
    </style:style>
    <style:style style:name="Table3.N" style:family="table-column">
      <style:table-column-properties style:column-width="2.223cm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531cm" fo:keep-together="always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519cm" fo:keep-together="always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none" fo:border-top="none" fo:border-bottom="0.05pt solid #000000"/>
    </style:style>
    <style:style style:name="Table3.G14" style:family="table-cell">
      <style:table-cell-properties fo:padding="0.097cm" fo:border-left="0.05pt solid #000000" fo:border-right="none" fo:border-top="none" fo:border-bottom="0.05pt solid #000000"/>
    </style:style>
    <style:style style:name="Table3.H14" style:family="table-cell">
      <style:table-cell-properties fo:padding="0.097cm" fo:border-left="0.05pt solid #000000" fo:border-right="none" fo:border-top="none" fo:border-bottom="0.05pt solid #000000"/>
    </style:style>
    <style:style style:name="Table3.I14" style:family="table-cell">
      <style:table-cell-properties fo:padding="0.097cm" fo:border-left="0.05pt solid #000000" fo:border-right="none" fo:border-top="none" fo:border-bottom="0.05pt solid #000000"/>
    </style:style>
    <style:style style:name="Table3.J14" style:family="table-cell">
      <style:table-cell-properties fo:padding="0.097cm" fo:border-left="0.05pt solid #000000" fo:border-right="none" fo:border-top="none" fo:border-bottom="0.05pt solid #000000"/>
    </style:style>
    <style:style style:name="Table3.M14" style:family="table-cell">
      <style:table-cell-properties fo:padding="0.097cm" fo:border-left="0.05pt solid #000000" fo:border-right="none" fo:border-top="none" fo:border-bottom="0.05pt solid #000000"/>
    </style:style>
    <style:style style:name="Table3.N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N1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E18" style:family="table-cell">
      <style:table-cell-properties fo:padding="0.097cm" fo:border-left="0.05pt solid #000000" fo:border-right="none" fo:border-top="none" fo:border-bottom="0.05pt solid #000000"/>
    </style:style>
    <style:style style:name="Table3.N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none" fo:border-top="none" fo:border-bottom="0.05pt solid #000000"/>
    </style:style>
    <style:style style:name="Table3.E21" style:family="table-cell">
      <style:table-cell-properties fo:padding="0.097cm" fo:border-left="0.05pt solid #000000" fo:border-right="none" fo:border-top="none" fo:border-bottom="0.05pt solid #000000"/>
    </style:style>
    <style:style style:name="Table3.L21" style:family="table-cell">
      <style:table-cell-properties fo:padding="0.097cm" fo:border-left="0.05pt solid #000000" fo:border-right="none" fo:border-top="none" fo:border-bottom="0.05pt solid #000000"/>
    </style:style>
    <style:style style:name="Table3.N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E24" style:family="table-cell">
      <style:table-cell-properties fo:padding="0.097cm" fo:border-left="0.05pt solid #000000" fo:border-right="none" fo:border-top="none" fo:border-bottom="0.05pt solid #000000"/>
    </style:style>
    <style:style style:name="Table3.N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8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28" style:family="table-cell">
      <style:table-cell-properties fo:padding="0.097cm" fo:border-left="none" fo:border-right="none" fo:border-top="0.05pt solid #000000" fo:border-bottom="0.05pt solid #000000"/>
    </style:style>
    <style:style style:name="Table3.K28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e33782"/>
    </style:style>
    <style:style style:name="P2" style:family="paragraph" style:parent-style-name="Header">
      <style:paragraph-properties fo:text-align="end" style:justify-single-word="false"/>
      <style:text-properties officeooo:paragraph-rsid="00e0466e"/>
    </style:style>
    <style:style style:name="P3" style:family="paragraph" style:parent-style-name="Header">
      <style:paragraph-properties fo:text-align="end" style:justify-single-word="false"/>
      <style:text-properties officeooo:paragraph-rsid="00e1691b"/>
    </style:style>
    <style:style style:name="P4" style:family="paragraph" style:parent-style-name="Header">
      <style:paragraph-properties fo:text-align="end" style:justify-single-word="false"/>
      <style:text-properties fo:font-size="10pt" fo:font-weight="bold" officeooo:rsid="0072ba96" officeooo:paragraph-rsid="00e33782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end" style:justify-single-word="false"/>
      <style:text-properties fo:font-size="10pt" fo:font-weight="bold" officeooo:rsid="0072ba96" officeooo:paragraph-rsid="00f97658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end" style:justify-single-word="false"/>
      <style:text-properties fo:font-size="10pt" fo:font-weight="bold" officeooo:rsid="0072ba96" officeooo:paragraph-rsid="00d6148e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  <style:text-properties fo:font-size="10pt" fo:font-weight="normal" officeooo:rsid="0072ba96" officeooo:paragraph-rsid="00e33782" style:font-size-asian="10pt" style:font-weight-asian="normal" style:font-size-complex="10pt" style:font-weight-complex="normal"/>
    </style:style>
    <style:style style:name="P8" style:family="paragraph" style:parent-style-name="Header">
      <style:paragraph-properties fo:text-align="center" style:justify-single-word="false"/>
      <style:text-properties fo:font-size="10pt" fo:font-weight="normal" officeooo:paragraph-rsid="00d33473" style:font-size-asian="10pt" style:font-weight-asian="normal" style:font-size-complex="10pt" style:font-weight-complex="normal"/>
    </style:style>
    <style:style style:name="P9" style:family="paragraph" style:parent-style-name="Header">
      <style:paragraph-properties fo:text-align="center" style:justify-single-word="false"/>
      <style:text-properties fo:font-size="10pt" fo:font-weight="normal" officeooo:paragraph-rsid="00e0466e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33782" style:font-size-asian="14pt" style:font-weight-asian="bold" style:font-size-complex="14pt" style:font-weight-complex="bold"/>
    </style:style>
    <style:style style:name="P11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0466e" style:font-size-asian="14pt" style:font-weight-asian="bold" style:font-size-complex="14pt" style:font-weight-complex="bold"/>
    </style:style>
    <style:style style:name="P12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1691b" style:font-size-asian="14pt" style:font-weight-asian="bold" style:font-size-complex="14pt" style:font-weight-complex="bold"/>
    </style:style>
    <style:style style:name="P13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33782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0466e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1691b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33782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0466e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1691b" style:font-size-asian="12pt" style:font-weight-asian="bold" style:font-size-complex="12pt" style:font-weight-complex="bold"/>
    </style:style>
    <style:style style:name="P19" style:family="paragraph" style:parent-style-name="Header">
      <style:paragraph-properties fo:text-align="end" style:justify-single-word="false"/>
      <style:text-properties fo:font-size="6pt" fo:font-weight="bold" officeooo:rsid="0072ba96" officeooo:paragraph-rsid="00f97658" style:font-size-asian="6pt" style:font-weight-asian="bold" style:font-size-complex="6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eb132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707dbf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8pt" fo:font-weight="bold" officeooo:rsid="000c31f1" officeooo:paragraph-rsid="010e7123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8pt" fo:font-weight="bold" officeooo:rsid="000c31f1" officeooo:paragraph-rsid="011176b4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8pt" fo:font-weight="bold" officeooo:rsid="000c31f1" officeooo:paragraph-rsid="01129c1d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8pt" fo:font-weight="bold" officeooo:rsid="00e7abae" officeooo:paragraph-rsid="00e7abae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8pt" fo:font-weight="bold" officeooo:rsid="00e8cb11" officeooo:paragraph-rsid="00e8cb11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8pt" fo:font-weight="bold" officeooo:rsid="00ea2979" officeooo:paragraph-rsid="00ea2979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8pt" fo:font-weight="bold" officeooo:rsid="010fa5e5" officeooo:paragraph-rsid="010fa5e5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8pt" fo:font-weight="bold" officeooo:rsid="011176b4" officeooo:paragraph-rsid="011176b4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8pt" fo:font-weight="bold" officeooo:rsid="011378c2" officeooo:paragraph-rsid="011378c2" style:font-size-asian="8pt" style:font-weight-asian="bold" style:font-size-complex="8pt" style:font-weight-complex="bold"/>
    </style:style>
    <style:style style:name="P32" style:family="paragraph" style:parent-style-name="Standard">
      <style:text-properties officeooo:paragraph-rsid="00efad3b"/>
    </style:style>
    <style:style style:name="P33" style:family="paragraph" style:parent-style-name="Frame_20_contents">
      <style:paragraph-properties fo:text-align="start" style:justify-single-word="false"/>
    </style:style>
    <style:style style:name="P34" style:family="paragraph" style:parent-style-name="Footer">
      <style:text-properties officeooo:paragraph-rsid="00efad3b"/>
    </style:style>
    <style:style style:name="P35" style:family="paragraph" style:parent-style-name="Table_20_Contents">
      <style:text-properties officeooo:paragraph-rsid="00efad3b"/>
    </style:style>
    <style:style style:name="P36" style:family="paragraph" style:parent-style-name="Table_20_Contents">
      <style:text-properties fo:font-size="10pt" style:font-size-asian="10pt" style:font-size-complex="10pt"/>
    </style:style>
    <style:style style:name="P37" style:family="paragraph" style:parent-style-name="Table_20_Contents">
      <style:text-properties fo:font-size="10pt" officeooo:rsid="000fe5d8" officeooo:paragraph-rsid="004e2f59" style:font-size-asian="10pt" style:font-size-complex="10pt"/>
    </style:style>
    <style:style style:name="P38" style:family="paragraph" style:parent-style-name="Table_20_Contents">
      <style:text-properties fo:font-size="10pt" officeooo:rsid="000fe5d8" officeooo:paragraph-rsid="00707dbf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officeooo:paragraph-rsid="0037fb1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10pt" officeooo:paragraph-rsid="00707dbf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paragraph-rsid="00707dbf" style:font-size-asian="10pt" style:font-size-complex="10pt"/>
    </style:style>
    <style:style style:name="P43" style:family="paragraph" style:parent-style-name="Table_20_Contents">
      <style:text-properties fo:font-size="10pt" officeooo:paragraph-rsid="00707dbf" style:font-size-asian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fo:font-size="10pt" officeooo:paragraph-rsid="0073c9cb" style:font-size-asian="10pt" style:font-size-complex="10pt"/>
    </style:style>
    <style:style style:name="P45" style:family="paragraph" style:parent-style-name="Table_20_Contents">
      <style:paragraph-properties fo:text-align="end" style:justify-single-word="false"/>
      <style:text-properties fo:font-size="10pt" officeooo:paragraph-rsid="0073dbfe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fo:font-size="10pt" fo:font-weight="bold" officeooo:rsid="000fe5d8" officeooo:paragraph-rsid="00707dbf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0pt" fo:font-weight="bold" officeooo:rsid="000fe5d8" officeooo:paragraph-rsid="005776cf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weight="bold" officeooo:rsid="0037fb15" officeooo:paragraph-rsid="0073c9cb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37fb15" officeooo:paragraph-rsid="0073dbfe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fo:font-weight="bold" officeooo:rsid="004fad79" officeooo:paragraph-rsid="004fad79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fo:font-size="10pt" fo:font-weight="bold" officeooo:rsid="004fad79" officeooo:paragraph-rsid="00707dbf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fo:font-size="10pt" fo:font-weight="bold" officeooo:rsid="0101709a" officeooo:paragraph-rsid="0101709a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fo:font-size="10pt" fo:font-weight="bold" officeooo:rsid="0101709a" officeooo:paragraph-rsid="01070c68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10124bd" officeooo:paragraph-rsid="0116cc4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line-height="100%"/>
      <style:text-properties fo:font-size="10pt" fo:font-weight="bold" officeooo:rsid="010124bd" officeooo:paragraph-rsid="0116cc4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line-height="100%"/>
      <style:text-properties fo:font-size="10pt" fo:font-weight="bold" officeooo:rsid="010124bd" officeooo:paragraph-rsid="01194fc7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10124bd" officeooo:paragraph-rsid="0106682f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font-size="10pt" fo:font-weight="bold" officeooo:rsid="010124bd" officeooo:paragraph-rsid="01194fc7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0pt" fo:font-weight="normal" officeooo:rsid="000fe5d8" officeooo:paragraph-rsid="00707dbf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fo:font-size="8pt" style:font-size-asian="8pt" style:font-size-complex="8pt"/>
    </style:style>
    <style:style style:name="P61" style:family="paragraph" style:parent-style-name="Table_20_Contents">
      <style:text-properties fo:font-size="8pt" officeooo:rsid="0009f08c" officeooo:paragraph-rsid="00ec1dd2" style:font-size-asian="8pt" style:font-size-complex="8pt"/>
    </style:style>
    <style:style style:name="P62" style:family="paragraph" style:parent-style-name="Table_20_Contents">
      <style:text-properties fo:font-size="8pt" officeooo:rsid="0009f08c" officeooo:paragraph-rsid="00f062c4" style:font-size-asian="8pt" style:font-size-complex="8pt"/>
    </style:style>
    <style:style style:name="P63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64" style:family="paragraph" style:parent-style-name="Table_20_Contents">
      <style:text-properties fo:font-size="8pt" officeooo:rsid="000a10a1" officeooo:paragraph-rsid="006807d6" style:font-size-asian="8pt" style:font-size-complex="8pt"/>
    </style:style>
    <style:style style:name="P65" style:family="paragraph" style:parent-style-name="Table_20_Contents">
      <style:text-properties fo:font-size="8pt" officeooo:rsid="000a10a1" officeooo:paragraph-rsid="00707dbf" style:font-size-asian="8pt" style:font-size-complex="8pt"/>
    </style:style>
    <style:style style:name="P66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67" style:family="paragraph" style:parent-style-name="Table_20_Contents">
      <style:text-properties fo:font-size="8pt" officeooo:rsid="000be88a" officeooo:paragraph-rsid="00707dbf" style:font-size-asian="8pt" style:font-size-complex="8pt"/>
    </style:style>
    <style:style style:name="P68" style:family="paragraph" style:parent-style-name="Table_20_Contents">
      <style:text-properties fo:font-size="8pt" officeooo:rsid="0051a347" officeooo:paragraph-rsid="0051a347" style:font-size-asian="8pt" style:font-size-complex="8pt"/>
    </style:style>
    <style:style style:name="P69" style:family="paragraph" style:parent-style-name="Table_20_Contents">
      <style:text-properties fo:font-size="8pt" officeooo:rsid="0051a347" officeooo:paragraph-rsid="00707dbf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officeooo:paragraph-rsid="00707dbf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paragraph-rsid="00928fa0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officeooo:paragraph-rsid="010e7123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fo:font-size="8pt" officeooo:paragraph-rsid="011176b4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fo:font-size="8pt" officeooo:paragraph-rsid="01129c1d" style:font-size-asian="8pt" style:font-size-complex="8pt"/>
    </style:style>
    <style:style style:name="P7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7" style:family="paragraph" style:parent-style-name="Table_20_Contents">
      <style:paragraph-properties fo:text-align="end" style:justify-single-word="false"/>
      <style:text-properties fo:font-size="8pt" officeooo:paragraph-rsid="00707dbf" style:font-size-asian="8pt" style:font-size-complex="8pt"/>
    </style:style>
    <style:style style:name="P78" style:family="paragraph" style:parent-style-name="Table_20_Contents">
      <style:paragraph-properties fo:text-align="end" style:justify-single-word="false"/>
      <style:text-properties fo:font-size="8pt" officeooo:paragraph-rsid="00d12e0f" style:font-size-asian="8pt" style:font-size-complex="8pt"/>
    </style:style>
    <style:style style:name="P79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80" style:family="paragraph" style:parent-style-name="Table_20_Contents">
      <style:paragraph-properties fo:text-align="end" style:justify-single-word="false"/>
      <style:text-properties fo:font-size="8pt" officeooo:rsid="001c992d" officeooo:paragraph-rsid="00707dbf" style:font-size-asian="8pt" style:font-size-complex="8pt"/>
    </style:style>
    <style:style style:name="P81" style:family="paragraph" style:parent-style-name="Table_20_Contents">
      <style:text-properties fo:font-size="8pt" officeooo:rsid="000f20ae" officeooo:paragraph-rsid="000f20ae" style:font-size-asian="8pt" style:font-size-complex="8pt"/>
    </style:style>
    <style:style style:name="P82" style:family="paragraph" style:parent-style-name="Table_20_Contents">
      <style:text-properties fo:font-size="8pt" officeooo:rsid="000f20ae" officeooo:paragraph-rsid="00bb7682" style:font-size-asian="8pt" style:font-size-complex="8pt"/>
    </style:style>
    <style:style style:name="P83" style:family="paragraph" style:parent-style-name="Table_20_Contents">
      <style:text-properties fo:font-size="8pt" officeooo:rsid="000f20ae" officeooo:paragraph-rsid="00bb9d9d" style:font-size-asian="8pt" style:font-size-complex="8pt"/>
    </style:style>
    <style:style style:name="P84" style:family="paragraph" style:parent-style-name="Table_20_Contents">
      <style:text-properties fo:font-size="8pt" officeooo:rsid="004e2f59" officeooo:paragraph-rsid="004e2f59" style:font-size-asian="8pt" style:font-size-complex="8pt"/>
    </style:style>
    <style:style style:name="P85" style:family="paragraph" style:parent-style-name="Table_20_Contents">
      <style:text-properties fo:font-size="8pt" officeooo:rsid="004e2f59" officeooo:paragraph-rsid="00707dbf" style:font-size-asian="8pt" style:font-size-complex="8pt"/>
    </style:style>
    <style:style style:name="P86" style:family="paragraph" style:parent-style-name="Table_20_Contents">
      <style:text-properties fo:font-size="8pt" officeooo:rsid="006807d6" officeooo:paragraph-rsid="006807d6" style:font-size-asian="8pt" style:font-size-complex="8pt"/>
    </style:style>
    <style:style style:name="P87" style:family="paragraph" style:parent-style-name="Table_20_Contents">
      <style:text-properties fo:font-size="8pt" officeooo:rsid="006807d6" officeooo:paragraph-rsid="006d3111" style:font-size-asian="8pt" style:font-size-complex="8pt"/>
    </style:style>
    <style:style style:name="P88" style:family="paragraph" style:parent-style-name="Table_20_Contents">
      <style:text-properties fo:font-size="8pt" officeooo:rsid="006807d6" officeooo:paragraph-rsid="00707dbf" style:font-size-asian="8pt" style:font-size-complex="8pt"/>
    </style:style>
    <style:style style:name="P89" style:family="paragraph" style:parent-style-name="Table_20_Contents">
      <style:text-properties fo:font-size="8pt" officeooo:paragraph-rsid="00707dbf" style:font-size-asian="8pt" style:font-size-complex="8pt"/>
    </style:style>
    <style:style style:name="P90" style:family="paragraph" style:parent-style-name="Table_20_Contents">
      <style:text-properties fo:font-size="8pt" officeooo:paragraph-rsid="009f4c7e" style:font-size-asian="8pt" style:font-size-complex="8pt"/>
    </style:style>
    <style:style style:name="P91" style:family="paragraph" style:parent-style-name="Table_20_Contents">
      <style:text-properties fo:font-size="8pt" officeooo:paragraph-rsid="00b95d4c" style:font-size-asian="8pt" style:font-size-complex="8pt"/>
    </style:style>
    <style:style style:name="P92" style:family="paragraph" style:parent-style-name="Table_20_Contents">
      <style:text-properties fo:font-size="8pt" officeooo:paragraph-rsid="00ce325c" style:font-size-asian="8pt" style:font-size-complex="8pt"/>
    </style:style>
    <style:style style:name="P93" style:family="paragraph" style:parent-style-name="Table_20_Contents">
      <style:text-properties fo:font-size="8pt" officeooo:paragraph-rsid="00db6211" style:font-size-asian="8pt" style:font-size-complex="8pt"/>
    </style:style>
    <style:style style:name="P94" style:family="paragraph" style:parent-style-name="Table_20_Contents">
      <style:text-properties fo:font-size="8pt" officeooo:paragraph-rsid="00eb1512" style:font-size-asian="8pt" style:font-size-complex="8pt"/>
    </style:style>
    <style:style style:name="P95" style:family="paragraph" style:parent-style-name="Table_20_Contents">
      <style:text-properties fo:font-size="8pt" officeooo:rsid="010124bd" officeooo:paragraph-rsid="010124bd" style:font-size-asian="8pt" style:font-size-complex="8pt"/>
    </style:style>
    <style:style style:name="P96" style:family="paragraph" style:parent-style-name="Table_20_Contents">
      <style:text-properties fo:font-size="8pt" officeooo:rsid="010124bd" officeooo:paragraph-rsid="00f062c4" style:font-size-asian="8pt" style:font-size-complex="8pt"/>
    </style:style>
    <style:style style:name="P97" style:family="paragraph" style:parent-style-name="Table_20_Contents">
      <style:text-properties fo:font-size="8pt" officeooo:rsid="010124bd" officeooo:paragraph-rsid="00707dbf" style:font-size-asian="8pt" style:font-size-complex="8pt"/>
    </style:style>
    <style:style style:name="P98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707dbf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8pt" fo:font-weight="bold" officeooo:rsid="0058d194" officeooo:paragraph-rsid="00a9d4fa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8pt" fo:font-weight="bold" officeooo:rsid="0093dcb6" officeooo:paragraph-rsid="00a8bc82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size="8pt" fo:font-weight="bold" officeooo:rsid="000fe5d8" officeooo:paragraph-rsid="00707dbf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8pt" fo:font-weight="normal" officeooo:rsid="0073c9cb" officeooo:paragraph-rsid="0073c9cb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font-size="8pt" fo:font-weight="normal" officeooo:rsid="0073dbfe" officeooo:paragraph-rsid="0073dbfe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font-size="8pt" fo:font-weight="normal" officeooo:rsid="005250cf" officeooo:paragraph-rsid="011ef051" style:font-size-asian="8pt" style:font-weight-asian="normal" style:font-size-complex="8pt" style:font-weight-complex="normal"/>
    </style:style>
    <style:style style:name="P106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107" style:family="paragraph" style:parent-style-name="Table_20_Contents">
      <style:text-properties fo:font-size="12pt" fo:font-weight="bold" officeooo:rsid="000a10a1" officeooo:paragraph-rsid="00707dbf" style:font-size-asian="12pt" style:font-weight-asian="bold" style:font-size-complex="12pt" style:font-weight-complex="bold"/>
    </style:style>
    <style:style style:name="P108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109" style:family="paragraph" style:parent-style-name="Table_20_Contents">
      <style:text-properties fo:font-size="12pt" fo:font-weight="bold" officeooo:rsid="00166d35" officeooo:paragraph-rsid="00707dbf" style:font-size-asian="12pt" style:font-weight-asian="bold" style:font-size-complex="12pt" style:font-weight-complex="bold"/>
    </style:style>
    <style:style style:name="P110" style:family="paragraph" style:parent-style-name="Table_20_Contents">
      <style:text-properties fo:font-size="12pt" fo:font-weight="bold" officeooo:rsid="004ae810" officeooo:paragraph-rsid="004ae810" style:font-size-asian="12pt" style:font-weight-asian="bold" style:font-size-complex="12pt" style:font-weight-complex="bold"/>
    </style:style>
    <style:style style:name="P111" style:family="paragraph" style:parent-style-name="Table_20_Contents">
      <style:text-properties fo:font-size="12pt" fo:font-weight="bold" officeooo:rsid="004ae810" officeooo:paragraph-rsid="00707dbf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000000" fo:font-size="8pt" fo:font-weight="bold" officeooo:rsid="000bfa5f" officeooo:paragraph-rsid="00707dbf" style:font-size-asian="8pt" style:font-weight-asian="bold" style:font-size-complex="8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000000" fo:font-size="8pt" fo:font-weight="bold" officeooo:rsid="000bfa5f" officeooo:paragraph-rsid="007a6d59" style:font-size-asian="8pt" style:font-weight-asian="bold" style:font-size-complex="8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000000" fo:font-size="8pt" fo:font-weight="bold" officeooo:rsid="01031ec5" officeooo:paragraph-rsid="01031ec5" style:font-size-asian="8pt" style:font-weight-asian="bold" style:font-size-complex="8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000000" fo:font-size="8pt" fo:font-weight="bold" officeooo:rsid="01031ec5" officeooo:paragraph-rsid="010735b4" style:font-size-asian="8pt" style:font-weight-asian="bold" style:font-size-complex="8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officeooo:paragraph-rsid="00a8bc82"/>
    </style:style>
    <style:style style:name="P117" style:family="paragraph" style:parent-style-name="Table_20_Contents">
      <style:paragraph-properties fo:text-align="center" style:justify-single-word="false"/>
      <style:text-properties officeooo:paragraph-rsid="00a9d4fa"/>
    </style:style>
    <style:style style:name="P118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19" style:family="paragraph" style:parent-style-name="Standard">
      <style:paragraph-properties fo:margin-top="0cm" fo:margin-bottom="0cm" style:contextual-spacing="false"/>
      <style:text-properties fo:font-size="12pt" officeooo:paragraph-rsid="00707dbf" style:font-size-asian="12pt" style:font-size-complex="12pt"/>
    </style:style>
    <style:style style:name="P120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166d35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707dbf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top="0cm" fo:margin-bottom="0cm" style:contextual-spacing="false"/>
      <style:text-properties fo:font-size="9pt" officeooo:rsid="008c97a4" officeooo:paragraph-rsid="011ad339" style:font-size-asian="9pt" style:font-size-complex="9pt"/>
    </style:style>
    <style:style style:name="P123" style:family="paragraph" style:parent-style-name="Standard">
      <style:paragraph-properties fo:margin-top="0cm" fo:margin-bottom="0cm" style:contextual-spacing="false"/>
      <style:text-properties fo:font-size="9pt" officeooo:rsid="008c97a4" officeooo:paragraph-rsid="011ef051" style:font-size-asian="9pt" style:font-size-complex="9pt"/>
    </style:style>
    <style:style style:name="P124" style:family="paragraph" style:parent-style-name="Standard">
      <style:paragraph-properties fo:margin-top="0cm" fo:margin-bottom="0cm" style:contextual-spacing="false"/>
      <style:text-properties fo:font-size="9pt" officeooo:rsid="008c97a4" officeooo:paragraph-rsid="01222322" style:font-size-asian="9pt" style:font-size-complex="9pt"/>
    </style:style>
    <style:style style:name="P125" style:family="paragraph" style:parent-style-name="Standard">
      <style:paragraph-properties fo:margin-top="0cm" fo:margin-bottom="0cm" style:contextual-spacing="false"/>
      <style:text-properties fo:font-size="9pt" officeooo:paragraph-rsid="011ad339" style:font-size-asian="9pt" style:font-size-complex="9pt"/>
    </style:style>
    <style:style style:name="P126" style:family="paragraph" style:parent-style-name="Standard">
      <style:paragraph-properties fo:margin-top="0cm" fo:margin-bottom="0cm" style:contextual-spacing="false"/>
      <style:text-properties fo:font-size="9pt" officeooo:paragraph-rsid="011ef051" style:font-size-asian="9pt" style:font-size-complex="9pt"/>
    </style:style>
    <style:style style:name="P127" style:family="paragraph" style:parent-style-name="Standard">
      <style:paragraph-properties fo:margin-top="0cm" fo:margin-bottom="0cm" style:contextual-spacing="false"/>
      <style:text-properties fo:font-size="9pt" officeooo:paragraph-rsid="01222322" style:font-size-asian="9pt" style:font-size-complex="9pt"/>
    </style:style>
    <style:style style:name="P128" style:family="paragraph" style:parent-style-name="Table_20_Contents">
      <style:paragraph-properties fo:text-align="center" style:justify-single-word="false" fo:break-before="auto" fo:break-after="auto"/>
      <style:text-properties fo:font-size="8pt" officeooo:rsid="005250cf" officeooo:paragraph-rsid="011ad339" style:font-size-asian="8pt" style:font-size-complex="8pt"/>
    </style:style>
    <style:style style:name="P129" style:family="paragraph" style:parent-style-name="Table_20_Contents">
      <style:paragraph-properties fo:text-align="center" style:justify-single-word="false" fo:break-before="auto" fo:break-after="auto"/>
      <style:text-properties fo:font-size="8pt" fo:font-weight="normal" officeooo:rsid="005250cf" officeooo:paragraph-rsid="011da529" style:font-size-asian="8pt" style:font-weight-asian="normal" style:font-size-complex="8pt" style:font-weight-complex="normal"/>
    </style:style>
    <style:style style:name="P130" style:family="paragraph" style:parent-style-name="Standard">
      <style:paragraph-properties fo:margin-top="0cm" fo:margin-bottom="0cm" style:contextual-spacing="false"/>
      <style:text-properties fo:font-size="9pt" fo:font-weight="normal" officeooo:rsid="008c97a4" officeooo:paragraph-rsid="01222322" style:font-size-asian="9pt" style:font-weight-asian="normal" style:font-size-complex="9pt" style:font-weight-complex="normal"/>
    </style:style>
    <style:style style:name="T1" style:family="text">
      <style:text-properties fo:font-size="10pt" fo:font-weight="bold" officeooo:rsid="0072ba96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d9b348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8ce45b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d834d2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size="10pt" fo:font-weight="bold" officeooo:rsid="008ce45b" style:font-size-asian="10pt" style:font-weight-asian="bold" style:font-size-complex="10pt" style:font-weight-complex="bold"/>
    </style:style>
    <style:style style:name="T8" style:family="text">
      <style:text-properties fo:color="#000000" fo:font-size="10pt" fo:font-weight="bold" officeooo:rsid="0072ba96" style:font-size-asian="10pt" style:font-weight-asian="bold" style:font-size-complex="10pt" style:font-weight-complex="bold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officeooo:rsid="000fe5d8" style:font-size-asian="8pt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71a09b"/>
    </style:style>
    <style:style style:name="T13" style:family="text">
      <style:text-properties officeooo:rsid="000c31f1"/>
    </style:style>
    <style:style style:name="T14" style:family="text">
      <style:text-properties officeooo:rsid="006807d6"/>
    </style:style>
    <style:style style:name="T15" style:family="text">
      <style:text-properties officeooo:rsid="007a6d59"/>
    </style:style>
    <style:style style:name="T16" style:family="text">
      <style:text-properties officeooo:rsid="007f2310"/>
    </style:style>
    <style:style style:name="T17" style:family="text">
      <style:text-properties officeooo:rsid="00ad264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7f2310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6" office:value-type="string">
            <text:p text:style-name="P54">State code: <text:text-input text:description="&lt;o.company_id.state_code&gt;">State code</text:text-input></text:p>
            <text:p text:style-name="P55">GSTIN: <text:text-input text:description="&lt;o.company_id.gstin&gt;">GST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rows-spanned="2" table:number-columns-spanned="9" office:value-type="string">
            <text:p text:style-name="P61"/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6" office:value-type="string">
            <text:p text:style-name="P106">Buyer:</text:p>
            <text:p text:style-name="P108"><text:text-input text:description="&lt;o.partner_id.name&gt;">Customer Name</text:text-input></text:p>
            <text:p text:style-name="P118"><text:text-input text:description="&lt;o.partner_id.street&gt;">Street</text:text-input> <text:text-input text:description="&lt;o.partner_id.street2&gt;">street2</text:text-input> </text:p>
            <text:p text:style-name="P118"><text:text-input text:description="&lt;o.partner_id.city&gt;">City</text:text-input> </text:p>
            <text:p text:style-name="P118"><text:text-input text:description="&lt;o.partner_id.state_id.name&gt;"> state</text:text-input></text:p>
            <text:p text:style-name="P118"><text:text-input text:description="&lt;o.partner_id.country_id.name&gt;">Country</text:text-input></text:p>
            <text:p text:style-name="P120"><text:text-input text:description="&lt;o.partner_id.zip&gt;">Zip</text:text-input></text:p>
            <text:p text:style-name="P110">Contact:<text:text-input text:description="&lt;o.partner_id.phone&gt;">Phone</text:text-input></text:p>
            <text:p text:style-name="P50">VAT TIN:<text:text-input text:description="&lt;o.partner_id.vat_tin_no&gt;">VAT TIN</text:text-input></text:p>
            <text:p text:style-name="P52">GSTIN: <text:text-input text:description="&lt;o.partner_id.gstin&gt;">Gstin</text:text-input></text:p>
            <text:p text:style-name="P52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4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4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6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86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3">Delivery No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3">Dated: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0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0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3"><text:span text:style-name="T14">Supplier</text:span> Ref,/order N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3">Dispatch Document No:</text:p>
          </table:table-cell>
          <table:covered-table-cell/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87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0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6">Dispatched Through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6">Destinatio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0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0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6">Date &amp; Time of issue Invo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0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1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6">Date &amp; time Removal of Good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0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1.13">
          <table:table-cell table:style-name="Table1.A2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66">Mode of Paymen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3" table:number-columns-spanned="3" office:value-type="string">
            <text:p text:style-name="P60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8">SR N<text:span text:style-name="T13">o</text:span></text:p>
          </table:table-cell>
          <table:table-cell table:style-name="Table1.A2" office:value-type="string">
            <text:p text:style-name="P113">Description of <text:span text:style-name="T15">G</text:span>oods</text:p>
          </table:table-cell>
          <table:table-cell table:style-name="Table1.A2" office:value-type="string">
            <text:p text:style-name="P114">HSN</text:p>
          </table:table-cell>
          <table:table-cell table:style-name="Table1.A2" table:number-columns-spanned="2" office:value-type="string">
            <text:p text:style-name="P21">QTY</text:p>
          </table:table-cell>
          <table:covered-table-cell/>
          <table:table-cell table:style-name="Table1.A2" table:number-columns-spanned="2" office:value-type="string">
            <text:p text:style-name="P21">Rate</text:p>
          </table:table-cell>
          <table:covered-table-cell/>
          <table:table-cell table:style-name="Table1.A2" office:value-type="string">
            <text:p text:style-name="P26">Discount</text:p>
          </table:table-cell>
          <table:table-cell table:style-name="Table1.A2" office:value-type="string">
            <text:p text:style-name="P23">Perc.</text:p>
          </table:table-cell>
          <table:table-cell table:style-name="Table1.A2" table:number-columns-spanned="2" office:value-type="string">
            <text:p text:style-name="P29">IGST</text:p>
          </table:table-cell>
          <table:covered-table-cell/>
          <table:table-cell table:style-name="Table1.A2" table:number-columns-spanned="2" office:value-type="string">
            <text:p text:style-name="P29">CGST</text:p>
          </table:table-cell>
          <table:covered-table-cell/>
          <table:table-cell table:style-name="Table1.A2" office:value-type="string">
            <text:p text:style-name="P29">SGST</text:p>
          </table:table-cell>
          <table:table-cell table:style-name="Table1.M3" office:value-type="string">
            <text:p text:style-name="P21">Amount</text:p>
          </table:table-cell>
        </table:table-row>
        <table:table-row>
          <table:table-cell table:style-name="Table1.M3" table:number-columns-spanned="15" office:value-type="string">
            <text:p text:style-name="P36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70"><text:text-input text:description="&lt;line['sr_no']&gt;">srno</text:text-input></text:p>
          </table:table-cell>
          <table:table-cell table:style-name="Table1.B16" office:value-type="string">
            <text:p text:style-name="P70"><text:text-input text:description="&lt;line['product']&gt;">Product</text:text-input></text:p>
          </table:table-cell>
          <table:table-cell table:style-name="Table1.B16" office:value-type="string">
            <text:p text:style-name="P70"><text:text-input text:description="&lt;line['tarrif']&gt;">tarrif</text:text-input></text:p>
          </table:table-cell>
          <table:table-cell table:style-name="Table1.B16" table:number-columns-spanned="2" office:value-type="string">
            <text:p text:style-name="P70"><text:text-input text:description="&lt;line['qty']&gt;">qty</text:text-input></text:p>
          </table:table-cell>
          <table:covered-table-cell/>
          <table:table-cell table:style-name="Table1.A16" table:number-columns-spanned="2" office:value-type="string">
            <text:p text:style-name="P76"><text:text-input text:description="&lt;formatLang(line['price'],digits=2)&gt;">Price</text:text-input></text:p>
          </table:table-cell>
          <table:covered-table-cell/>
          <table:table-cell table:style-name="Table1.A16" office:value-type="string">
            <text:p text:style-name="P76"><text:text-input text:description="&lt;line['disc']&gt;">Disc</text:text-input> %</text:p>
          </table:table-cell>
          <table:table-cell table:style-name="Table1.A16" office:value-type="string">
            <text:p text:style-name="P73"><text:text-input text:description="&lt;line['uom']&gt;">uom</text:text-input></text:p>
          </table:table-cell>
          <table:table-cell table:style-name="Table1.A16" table:number-columns-spanned="2" office:value-type="string">
            <text:p text:style-name="P76"><text:text-input text:description="&lt;line['igst']&gt;">IGST</text:text-input></text:p>
          </table:table-cell>
          <table:covered-table-cell/>
          <table:table-cell table:style-name="Table1.A16" table:number-columns-spanned="2" office:value-type="string">
            <text:p text:style-name="P76"><text:text-input text:description="&lt;line['cgst']&gt;">CGST</text:text-input></text:p>
          </table:table-cell>
          <table:covered-table-cell/>
          <table:table-cell table:style-name="Table1.A16" office:value-type="string">
            <text:p text:style-name="P76"><text:text-input text:description="&lt;line['sgst']&gt;">SGST</text:text-input></text:p>
          </table:table-cell>
          <table:table-cell table:style-name="Table1.O16" office:value-type="string">
            <text:p text:style-name="P78"><text:s/><text:text-input text:description="&lt;formatLang(line['subtotal'],digits=2)&gt;">Subtotal </text:text-input></text:p>
          </table:table-cell>
        </table:table-row>
        <table:table-row>
          <table:table-cell table:style-name="Table1.M3" table:number-columns-spanned="15" office:value-type="string">
            <text:p text:style-name="P3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  <table:table-cell table:style-name="Table1.A2" table:number-columns-spanned="9" office:value-type="string">
            <text:p text:style-name="P103">Sub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3" office:value-type="string">
            <text:p text:style-name="P76"><text:text-input text:description="&lt;if test=&quot;not(o.fiscal_position_id.price_include)&quot;&gt;">if Tax </text:text-input> <text:text-input text:description="&lt;formatLang(o.amount_untaxed,digits=2)&gt;">Subtotal</text:text-input> <text:text-input text:description="&lt;/if&gt;">End if</text:text-input> <text:text-input text:description="&lt;if test=&quot;o.fiscal_position_id.price_include&quot;&gt;">If</text:text-input> <text:text-input text:description="&lt;formatLang(o.amount_total,digits=2)&gt;">Total</text:text-input> <text:text-input text:description="&lt;/if&gt;">End if</text:text-input></text:p>
          </table:table-cell>
        </table:table-row>
        <table:table-row>
          <table:table-cell table:style-name="Table1.M3" table:number-columns-spanned="15" office:value-type="string">
            <text:p text:style-name="P92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M3" table:number-columns-spanned="15" office:value-type="string">
            <text:p text:style-name="P60"><text:s/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0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7" office:value-type="string">
            <text:p text:style-name="P70"><text:text-input text:description="&lt;line['tax_rate']&gt;">Tax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70"><text:text-input text:description="&lt;line['perc']&gt;">perc</text:text-input></text:p>
          </table:table-cell>
          <table:covered-table-cell/>
          <table:table-cell table:style-name="Table1.M3" office:value-type="string">
            <text:p text:style-name="P79"><text:text-input text:description="&lt;formatLang(line['tax_amount'],digits=2)&gt;">Tax Amount</text:text-input></text:p>
          </table:table-cell>
        </table:table-row>
        <table:table-row>
          <table:table-cell table:style-name="Table1.M3" table:number-columns-spanned="15" office:value-type="string">
            <text:p text:style-name="P60"><text:s text:c="2"/><text:text-input text:description="&lt;/for&gt;">End Fo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M3" table:number-columns-spanned="15" office:value-type="string">
            <text:p text:style-name="P92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0"/>
          </table:table-cell>
          <table:covered-table-cell/>
          <table:covered-table-cell/>
          <table:covered-table-cell/>
          <table:covered-table-cell/>
          <table:table-cell table:style-name="Table1.A2" table:number-columns-spanned="9" office:value-type="string">
            <text:p text:style-name="P48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3" office:value-type="string">
            <text:p text:style-name="P44"><text:text-input text:description="&lt;formatLang(o.amount_total,digits=2)&gt;">Total</text:text-input></text:p>
          </table:table-cell>
        </table:table-row>
        <table:table-row>
          <table:table-cell table:style-name="Table1.M3" table:number-columns-spanned="15" office:value-type="string">
            <text:p text:style-name="P81">Amount Chargable (In words):<text:text-input text:description="&lt;o.currency_id.name&gt;">curr</text:text-input> <text:s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M3" table:number-columns-spanned="15" office:value-type="string">
            <text:p text:style-name="P84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M3" table:number-columns-spanned="15" office:value-type="string">
            <text:p text:style-name="P37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1" table:number-columns-spanned="4" office:value-type="string">
            <text:p text:style-name="P127">Prepared By : </text:p>
            <text:p text:style-name="P127"><text:text-input text:description="&lt;o.prepared_by('name')&gt;">Name</text:text-input></text:p>
            <text:p text:style-name="P124">Designation:</text:p>
            <text:p text:style-name="P130"><text:text-input text:description="&lt;o.prepared_by('desig')&gt;">Designation</text:text-input></text:p>
          </table:table-cell>
          <table:covered-table-cell/>
          <table:covered-table-cell/>
          <table:covered-table-cell/>
          <table:table-cell table:style-name="Table1.E28" table:number-columns-spanned="6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table-cell table:style-name="Table1.K28" table:number-columns-spanned="5" office:value-type="string">
            <text:p text:style-name="P47"/>
            <text:p text:style-name="P116"/>
            <text:p text:style-name="P116"><text:span text:style-name="T10">Authorized </text:span><text:span text:style-name="T9">Signatory</text:span></text:p>
            <text:p text:style-name="P101">E. &amp; O.E</text:p>
          </table:table-cell>
          <table:covered-table-cell/>
          <table:covered-table-cell/>
          <table:covered-table-cell/>
          <table:covered-table-cell/>
        </table:table-row>
      </table:table>
      <text:p text:style-name="P128"><text:span text:style-name="T18">This is computer generated </text:span><text:span text:style-name="T19">invoic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/>
        <table:table-row table:style-name="Table2.1">
          <table:table-cell table:style-name="Table2.A1" table:number-columns-spanned="6" office:value-type="string">
            <text:p text:style-name="P62"/>
            <text:p text:style-name="P57">State code: <text:text-input text:description="&lt;o.company_id.state_code&gt;">State code</text:text-input></text:p>
            <text:p text:style-name="P57">GSTIN: <text:text-input text:description="&lt;o.company_id.gstin&gt;">GST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1" table:number-rows-spanned="2" table:number-columns-spanned="9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rows-spanned="11" table:number-columns-spanned="6" office:value-type="string">
            <text:p text:style-name="P107">Buyer:</text:p>
            <text:p text:style-name="P109"><text:text-input text:description="&lt;o.partner_id.name&gt;">Customer Name</text:text-input></text:p>
            <text:p text:style-name="P119"/>
            <text:p text:style-name="P119"><text:text-input text:description="&lt;o.partner_id.street&gt;">Street</text:text-input> <text:text-input text:description="&lt;o.partner_id.street2&gt;">street2</text:text-input> </text:p>
            <text:p text:style-name="P119"><text:text-input text:description="&lt;o.partner_id.city&gt;">City</text:text-input> </text:p>
            <text:p text:style-name="P119"><text:text-input text:description="&lt;o.partner_id.state_id.name&gt;"> state</text:text-input></text:p>
            <text:p text:style-name="P119"><text:text-input text:description="&lt;o.partner_id.country_id.name&gt;">Country</text:text-input></text:p>
            <text:p text:style-name="P121"><text:text-input text:description="&lt;o.partner_id.zip&gt;">Zip</text:text-input></text:p>
            <text:p text:style-name="P111">Contact:<text:text-input text:description="&lt;o.partner_id.phone&gt;">Phone</text:text-input></text:p>
            <text:p text:style-name="P51">VAT TIN:<text:text-input text:description="&lt;o.partner_id.vat_tin_no&gt;">VAT TIN</text:text-input></text:p>
            <text:p text:style-name="P53">GSTIN: <text:text-input text:description="&lt;o.partner_id.gstin&gt;">Gstin</text:text-input></text:p>
            <text:p text:style-name="P53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5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65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88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88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5">Delivery No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65">Dated:</text:p>
          </table:table-cell>
          <table:covered-table-cell/>
          <table:covered-table-cell/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89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5"><text:span text:style-name="T14">Supplier</text:span> Ref,/order N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65">Dispatch Document No:</text:p>
          </table:table-cell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88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7">Dispatched Through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67">Destination: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94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7">Date &amp; Time of issue Invo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91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7">Date &amp; time Removal of Good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90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7">Mode of Paymen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99">SR N<text:span text:style-name="T13">o</text:span></text:p>
          </table:table-cell>
          <table:table-cell table:style-name="Table2.A2" office:value-type="string">
            <text:p text:style-name="P112">Description of <text:span text:style-name="T15">G</text:span>oods</text:p>
          </table:table-cell>
          <table:table-cell table:style-name="Table2.A2" office:value-type="string">
            <text:p text:style-name="P115">HSN</text:p>
          </table:table-cell>
          <table:table-cell table:style-name="Table2.A2" office:value-type="string">
            <text:p text:style-name="P22">QTY</text:p>
          </table:table-cell>
          <table:table-cell table:style-name="Table2.A2" office:value-type="string">
            <text:p text:style-name="P22">Rate</text:p>
          </table:table-cell>
          <table:table-cell table:style-name="Table2.A2" table:number-columns-spanned="2" office:value-type="string">
            <text:p text:style-name="P27">Discount</text:p>
          </table:table-cell>
          <table:covered-table-cell/>
          <table:table-cell table:style-name="Table2.A2" office:value-type="string">
            <text:p text:style-name="P24">Perc.</text:p>
          </table:table-cell>
          <table:table-cell table:style-name="Table2.A2" office:value-type="string">
            <text:p text:style-name="P30">IGST</text:p>
          </table:table-cell>
          <table:table-cell table:style-name="Table2.A2" table:number-columns-spanned="4" office:value-type="string">
            <text:p text:style-name="P30">CGST</text:p>
          </table:table-cell>
          <table:covered-table-cell/>
          <table:covered-table-cell/>
          <table:covered-table-cell/>
          <table:table-cell table:style-name="Table2.A2" office:value-type="string">
            <text:p text:style-name="P30">SGST</text:p>
          </table:table-cell>
          <table:table-cell table:style-name="Table2.M3" office:value-type="string">
            <text:p text:style-name="P22">Amount</text:p>
          </table:table-cell>
        </table:table-row>
        <table:table-row table:style-name="Table2.1">
          <table:table-cell table:style-name="Table2.M3" table:number-columns-spanned="15" office:value-type="string">
            <text:p text:style-name="P43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office:value-type="string">
            <text:p text:style-name="P71"><text:text-input text:description="&lt;line['sr_no']&gt;">srno</text:text-input></text:p>
          </table:table-cell>
          <table:table-cell table:style-name="Table2.B16" office:value-type="string">
            <text:p text:style-name="P71"><text:text-input text:description="&lt;line['product']&gt;">Product</text:text-input></text:p>
          </table:table-cell>
          <table:table-cell table:style-name="Table2.B16" office:value-type="string">
            <text:p text:style-name="P71"><text:text-input text:description="&lt;line['tarrif']&gt;">Tarrif</text:text-input></text:p>
          </table:table-cell>
          <table:table-cell table:style-name="Table2.B16" office:value-type="string">
            <text:p text:style-name="P71"><text:text-input text:description="&lt;line['qty']&gt;">qty</text:text-input></text:p>
          </table:table-cell>
          <table:table-cell table:style-name="Table2.A16" office:value-type="string">
            <text:p text:style-name="P77"><text:text-input text:description="&lt;formatLang(line['price'],digits=2)&gt;">Price</text:text-input></text:p>
          </table:table-cell>
          <table:table-cell table:style-name="Table2.A16" table:number-columns-spanned="2" office:value-type="string">
            <text:p text:style-name="P77"><text:text-input text:description="&lt;line['disc']&gt;">Disc</text:text-input> %</text:p>
          </table:table-cell>
          <table:covered-table-cell/>
          <table:table-cell table:style-name="Table2.A16" office:value-type="string">
            <text:p text:style-name="P74"><text:text-input text:description="&lt;line['uom']&gt;">uom</text:text-input></text:p>
          </table:table-cell>
          <table:table-cell table:style-name="Table2.A16" office:value-type="string">
            <text:p text:style-name="P76"><text:text-input text:description="&lt;line['igst']&gt;">IGST</text:text-input></text:p>
          </table:table-cell>
          <table:table-cell table:style-name="Table2.A16" table:number-columns-spanned="4" office:value-type="string">
            <text:p text:style-name="P76"><text:text-input text:description="&lt;line['cgst']&gt;">CGST</text:text-input></text:p>
          </table:table-cell>
          <table:covered-table-cell/>
          <table:covered-table-cell/>
          <table:covered-table-cell/>
          <table:table-cell table:style-name="Table2.A16" office:value-type="string">
            <text:p text:style-name="P76"><text:text-input text:description="&lt;line['sgst']&gt;">SGST</text:text-input></text:p>
          </table:table-cell>
          <table:table-cell table:style-name="Table2.O16" office:value-type="string">
            <text:p text:style-name="P77"><text:text-input text:description="&lt;formatLang(line['subtotal'],digits=2)&gt;">Subtotal</text:text-input></text:p>
          </table:table-cell>
        </table:table-row>
        <table:table-row table:style-name="Table2.1">
          <table:table-cell table:style-name="Table2.M3" table:number-columns-spanned="15" office:value-type="string">
            <text:p text:style-name="P4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42"/>
          </table:table-cell>
          <table:covered-table-cell/>
          <table:covered-table-cell/>
          <table:covered-table-cell/>
          <table:table-cell table:style-name="Table2.A2" table:number-columns-spanned="10" office:value-type="string">
            <text:p text:style-name="P103">Sub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office:value-type="string">
            <text:p text:style-name="P77"><text:text-input text:description="&lt;formatLang(o.amount_untaxed,digits=2)&gt;">subtotal</text:text-input></text:p>
          </table:table-cell>
        </table:table-row>
        <table:table-row table:style-name="Table2.1">
          <table:table-cell table:style-name="Table2.M3" table:number-columns-spanned="15" office:value-type="string">
            <text:p text:style-name="P93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M3" table:number-columns-spanned="15" office:value-type="string">
            <text:p text:style-name="P89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71"><text:text-input text:description="&lt;line['tax_name']&gt;">Tax Name</text:text-input></text:p>
          </table:table-cell>
          <table:covered-table-cell/>
          <table:covered-table-cell/>
          <table:covered-table-cell/>
          <table:table-cell table:style-name="Table2.A2" table:number-columns-spanned="8" office:value-type="string">
            <text:p text:style-name="P71"><text:text-input text:description="&lt;line['tax_rate']&gt;">Tax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71"><text:text-input text:description="&lt;line['perc']&gt;">perc</text:text-input></text:p>
          </table:table-cell>
          <table:covered-table-cell/>
          <table:table-cell table:style-name="Table2.M3" office:value-type="string">
            <text:p text:style-name="P80"><text:text-input text:description="&lt;formatLang(line['tax_amount'],digits=2)&gt;">Tax Amount</text:text-input></text:p>
          </table:table-cell>
        </table:table-row>
        <table:table-row table:style-name="Table2.1">
          <table:table-cell table:style-name="Table2.M3" table:number-columns-spanned="15" office:value-type="string">
            <text:p text:style-name="P8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M3" table:number-columns-spanned="15" office:value-type="string">
            <text:p text:style-name="P93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le2.A2" table:number-columns-spanned="10" office:value-type="string">
            <text:p text:style-name="P48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office:value-type="string">
            <text:p text:style-name="P44"><text:text-input text:description="&lt;formatLang(o.amount_total,digits=2)&gt;">Total</text:text-input></text:p>
          </table:table-cell>
        </table:table-row>
        <table:table-row table:style-name="Table2.1">
          <table:table-cell table:style-name="Table2.M3" table:number-columns-spanned="15" office:value-type="string">
            <text:p text:style-name="P82">Amount Chargable (In words):<text:text-input text:description="&lt;o.currency_id.name&gt;">curr</text:text-input> <text:s text:c="2"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M3" table:number-columns-spanned="15" office:value-type="string">
            <text:p text:style-name="P85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M3" table:number-columns-spanned="15" office:value-type="string">
            <text:p text:style-name="P38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8">
          <table:table-cell table:style-name="Table2.A1" table:number-columns-spanned="10" office:value-type="string">
            <text:p text:style-name="P125">Prepared By : </text:p>
            <text:p text:style-name="P125"><text:text-input text:description="&lt;o.prepared_by('name')&gt;">Name</text:text-input></text:p>
            <text:p text:style-name="P122">Designation:</text:p>
            <text:p text:style-name="P122"><text:text-input text:description="&lt;o.prepared_by('desig')&gt;">Design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28" office:value-type="string">
            <text:p text:style-name="P59"/>
          </table:table-cell>
          <table:table-cell table:style-name="Table2.L28" table:number-columns-spanned="4" office:value-type="string">
            <text:p text:style-name="P102"><text:s/></text:p>
            <text:p text:style-name="P46"/>
            <text:p text:style-name="P117"><text:span text:style-name="T10">Authorized </text:span><text:span text:style-name="T9">Signatory</text:span></text:p>
            <text:p text:style-name="P100">E. &amp; O.E</text:p>
          </table:table-cell>
          <table:covered-table-cell/>
          <table:covered-table-cell/>
          <table:covered-table-cell/>
        </table:table-row>
      </table:table>
      <text:p text:style-name="P129">This is computer generated <text:span text:style-name="T16">invoic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table:number-columns-spanned="5" office:value-type="string">
            <text:p text:style-name="P58">State code: <text:text-input text:description="&lt;o.company_id.state_code&gt;">State code</text:text-input></text:p>
            <text:p text:style-name="P56">GSTIN: <text:text-input text:description="&lt;o.company_id.gstin&gt;">GSTIN</text:text-input></text:p>
          </table:table-cell>
          <table:covered-table-cell/>
          <table:covered-table-cell/>
          <table:covered-table-cell/>
          <table:covered-table-cell/>
          <table:table-cell table:style-name="Table3.F2" table:number-rows-spanned="2" table:number-columns-spanned="9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2" table:number-rows-spanned="11" table:number-columns-spanned="5" office:value-type="string">
            <text:p text:style-name="P107">Buyer:</text:p>
            <text:p text:style-name="P109"><text:text-input text:description="&lt;o.partner_id.name&gt;">Customer Name</text:text-input></text:p>
            <text:p text:style-name="P119"/>
            <text:p text:style-name="P119"><text:text-input text:description="&lt;o.partner_id.street&gt;">Street</text:text-input> <text:text-input text:description="&lt;o.partner_id.street2&gt;">street2</text:text-input> </text:p>
            <text:p text:style-name="P119"><text:text-input text:description="&lt;o.partner_id.city&gt;">City</text:text-input> </text:p>
            <text:p text:style-name="P119"><text:text-input text:description="&lt;o.partner_id.state_id.name&gt;"> state</text:text-input></text:p>
            <text:p text:style-name="P119"><text:text-input text:description="&lt;o.partner_id.country_id.name&gt;">Country</text:text-input></text:p>
            <text:p text:style-name="P121"><text:text-input text:description="&lt;o.partner_id.zip&gt;">Zip</text:text-input></text:p>
            <text:p text:style-name="P111">Contact:<text:text-input text:description="&lt;o.partner_id.phone&gt;">Phone</text:text-input></text:p>
            <text:p text:style-name="P51">VAT TIN:<text:text-input text:description="&lt;o.partner_id.vat_tin_no&gt;">VAT TIN</text:text-input></text:p>
            <text:p text:style-name="P53">GSTIN: <text:text-input text:description="&lt;o.partner_id.gstin&gt;">Gstin</text:text-input></text:p>
            <text:p text:style-name="P53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5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65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88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88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5">Delivery No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65">Dated:</text:p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89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5"><text:span text:style-name="T14">Supplier</text:span> Ref,/order N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65">Dispatch Document No:</text:p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88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7">Dispatched Through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67">Destination: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94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7">Date &amp; Time of issue Invo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91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7">Date &amp; time Removal of Good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90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3.1">
          <table:table-cell table:style-name="Table3.A13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  <table:table-cell table:style-name="Table3.F13" table:number-columns-spanned="6" office:value-type="string">
            <text:p text:style-name="P67">Mode of Paymen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13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3.1">
          <table:table-cell table:style-name="Table3.A14" office:value-type="string">
            <text:p text:style-name="P99">SR N<text:span text:style-name="T13">o</text:span></text:p>
          </table:table-cell>
          <table:table-cell table:style-name="Table3.B14" office:value-type="string">
            <text:p text:style-name="P113">Description of <text:span text:style-name="T15">G</text:span>oods</text:p>
          </table:table-cell>
          <table:table-cell table:style-name="Table3.C14" office:value-type="string">
            <text:p text:style-name="P115">HSN</text:p>
          </table:table-cell>
          <table:table-cell table:style-name="Table3.D14" office:value-type="string">
            <text:p text:style-name="P22">QTY</text:p>
          </table:table-cell>
          <table:table-cell table:style-name="Table3.E14" table:number-columns-spanned="2" office:value-type="string">
            <text:p text:style-name="P22">Rate</text:p>
          </table:table-cell>
          <table:covered-table-cell/>
          <table:table-cell table:style-name="Table3.G14" office:value-type="string">
            <text:p text:style-name="P28">Disc</text:p>
          </table:table-cell>
          <table:table-cell table:style-name="Table3.H14" office:value-type="string">
            <text:p text:style-name="P25">Perc.</text:p>
          </table:table-cell>
          <table:table-cell table:style-name="Table3.I14" office:value-type="string">
            <text:p text:style-name="P31">IGST</text:p>
          </table:table-cell>
          <table:table-cell table:style-name="Table3.J14" table:number-columns-spanned="3" office:value-type="string">
            <text:p text:style-name="P31">CGST</text:p>
          </table:table-cell>
          <table:covered-table-cell/>
          <table:covered-table-cell/>
          <table:table-cell table:style-name="Table3.M14" office:value-type="string">
            <text:p text:style-name="P31">SGST</text:p>
          </table:table-cell>
          <table:table-cell table:style-name="Table3.N14" office:value-type="string">
            <text:p text:style-name="P22">Amount</text:p>
          </table:table-cell>
        </table:table-row>
        <table:table-row table:style-name="Table3.1">
          <table:table-cell table:style-name="Table3.A27" table:number-columns-spanned="14" office:value-type="string">
            <text:p text:style-name="P43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6" office:value-type="string">
            <text:p text:style-name="P71"><text:text-input text:description="&lt;line['sr_no']&gt;">srno</text:text-input></text:p>
          </table:table-cell>
          <table:table-cell table:style-name="Table3.B16" office:value-type="string">
            <text:p text:style-name="P71"><text:text-input text:description="&lt;line['product']&gt;">Product</text:text-input></text:p>
          </table:table-cell>
          <table:table-cell table:style-name="Table3.B16" office:value-type="string">
            <text:p text:style-name="P72"><text:text-input text:description="&lt;line['tarrif']&gt;">Tarrif</text:text-input></text:p>
          </table:table-cell>
          <table:table-cell table:style-name="Table3.B16" office:value-type="string">
            <text:p text:style-name="P71"><text:text-input text:description="&lt;line['qty']&gt;">qty</text:text-input></text:p>
          </table:table-cell>
          <table:table-cell table:style-name="Table3.A16" table:number-columns-spanned="2" office:value-type="string">
            <text:p text:style-name="P77"><text:text-input text:description="&lt;formatLang(line['price'],digits=2)&gt;">Price</text:text-input></text:p>
          </table:table-cell>
          <table:covered-table-cell/>
          <table:table-cell table:style-name="Table3.A16" office:value-type="string">
            <text:p text:style-name="P77"><text:text-input text:description="&lt;line['disc']&gt;">Disc</text:text-input> %</text:p>
          </table:table-cell>
          <table:table-cell table:style-name="Table3.A16" office:value-type="string">
            <text:p text:style-name="P75"><text:text-input text:description="&lt;line['uom']&gt;">uom</text:text-input></text:p>
          </table:table-cell>
          <table:table-cell table:style-name="Table3.A16" office:value-type="string">
            <text:p text:style-name="P76"><text:text-input text:description="&lt;line['igst']&gt;">IGST</text:text-input></text:p>
          </table:table-cell>
          <table:table-cell table:style-name="Table3.A16" table:number-columns-spanned="3" office:value-type="string">
            <text:p text:style-name="P76"><text:text-input text:description="&lt;line['cgst']&gt;">CGST</text:text-input></text:p>
          </table:table-cell>
          <table:covered-table-cell/>
          <table:covered-table-cell/>
          <table:table-cell table:style-name="Table3.A16" office:value-type="string">
            <text:p text:style-name="P76"><text:text-input text:description="&lt;line['sgst']&gt;">SGST</text:text-input></text:p>
          </table:table-cell>
          <table:table-cell table:style-name="Table3.N16" office:value-type="string">
            <text:p text:style-name="P77"><text:text-input text:description="&lt;formatLang(line['subtotal'],digits=2)&gt;">Subtotal</text:text-input></text:p>
          </table:table-cell>
        </table:table-row>
        <table:table-row table:style-name="Table3.1">
          <table:table-cell table:style-name="Table3.A27" table:number-columns-spanned="14" office:value-type="string">
            <text:p text:style-name="P4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4" office:value-type="string">
            <text:p text:style-name="P42"/>
          </table:table-cell>
          <table:covered-table-cell/>
          <table:covered-table-cell/>
          <table:covered-table-cell/>
          <table:table-cell table:style-name="Table3.E24" table:number-columns-spanned="9" office:value-type="string">
            <text:p text:style-name="P104">Sub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N24" office:value-type="string">
            <text:p text:style-name="P77"><text:text-input text:description="&lt;formatLang(o.amount_untaxed,digits=2)&gt;">subtotal</text:text-input></text:p>
          </table:table-cell>
        </table:table-row>
        <table:table-row table:style-name="Table3.1">
          <table:table-cell table:style-name="Table3.A27" table:number-columns-spanned="14" office:value-type="string">
            <text:p text:style-name="P93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14" office:value-type="string">
            <text:p text:style-name="P89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4" office:value-type="string">
            <text:p text:style-name="P71"><text:text-input text:description="&lt;line['tax_name']&gt;">Tax Name</text:text-input></text:p>
          </table:table-cell>
          <table:covered-table-cell/>
          <table:covered-table-cell/>
          <table:covered-table-cell/>
          <table:table-cell table:style-name="Table3.E21" table:number-columns-spanned="7" office:value-type="string">
            <text:p text:style-name="P71"><text:text-input text:description="&lt;line['tax_rate']&gt;">Tax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21" table:number-columns-spanned="2" office:value-type="string">
            <text:p text:style-name="P71"><text:text-input text:description="&lt;line['perc']&gt;">perc</text:text-input></text:p>
          </table:table-cell>
          <table:covered-table-cell/>
          <table:table-cell table:style-name="Table3.N24" office:value-type="string">
            <text:p text:style-name="P80"><text:text-input text:description="&lt;formatLang(line['tax_amount'],digits=2)&gt;">Tax Amount</text:text-input></text:p>
          </table:table-cell>
        </table:table-row>
        <table:table-row table:style-name="Table3.1">
          <table:table-cell table:style-name="Table3.A27" table:number-columns-spanned="14" office:value-type="string">
            <text:p text:style-name="P8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14" office:value-type="string">
            <text:p text:style-name="P93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le3.E24" table:number-columns-spanned="9" office:value-type="string">
            <text:p text:style-name="P49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N24" office:value-type="string">
            <text:p text:style-name="P45"><text:text-input text:description="&lt;formatLang(o.amount_total,digits=2)&gt;">Total</text:text-input></text:p>
          </table:table-cell>
        </table:table-row>
        <table:table-row table:style-name="Table3.1">
          <table:table-cell table:style-name="Table3.A25" table:number-columns-spanned="14" office:value-type="string">
            <text:p text:style-name="P83">Amount Chargable (In words):<text:text-input text:description="&lt;o.currency_id.name&gt;">curr</text:text-input> <text:s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14" office:value-type="string">
            <text:p text:style-name="P85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14" office:value-type="string">
            <text:p text:style-name="P38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8" table:number-columns-spanned="9" office:value-type="string">
            <text:p text:style-name="P126">Prepared By : </text:p>
            <text:p text:style-name="P126"><text:text-input text:description="&lt;o.prepared_by('name')&gt;">Name</text:text-input></text:p>
            <text:p text:style-name="P123">Designation:</text:p>
            <text:p text:style-name="P123"><text:text-input text:description="&lt;o.prepared_by('desig')&gt;">Design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28" office:value-type="string">
            <text:p text:style-name="P59"/>
          </table:table-cell>
          <table:table-cell table:style-name="Table3.K28" table:number-columns-spanned="4" office:value-type="string">
            <text:p text:style-name="P102"><text:s/></text:p>
            <text:p text:style-name="P46"/>
            <text:p text:style-name="P117"><text:span text:style-name="T10">Authorized </text:span><text:span text:style-name="T9">Signatory</text:span></text:p>
            <text:p text:style-name="P100">E. &amp; O.<text:span text:style-name="T17">E</text:span></text:p>
          </table:table-cell>
          <table:covered-table-cell/>
          <table:covered-table-cell/>
          <table:covered-table-cell/>
        </table:table-row>
      </table:table>
      <text:p text:style-name="P105">This is computer generated <text:span text:style-name="T16">invo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3.81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e33782"/>
    </style:style>
    <style:style style:name="MP2" style:family="paragraph" style:parent-style-name="Header">
      <style:paragraph-properties fo:text-align="end" style:justify-single-word="false"/>
      <style:text-properties fo:font-size="10pt" fo:font-weight="bold" officeooo:rsid="0072ba96" officeooo:paragraph-rsid="00e33782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33782" style:font-size-asian="14pt" style:font-weight-asian="bold" style:font-size-complex="14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33782" style:font-size-asian="11pt" style:font-weight-asian="bold" style:font-size-complex="11pt" style:font-weight-complex="bold"/>
    </style:style>
    <style:style style:name="MP5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eb1323" style:font-size-asian="8pt" style:font-weight-asian="normal" style:font-size-complex="8pt" style:font-weight-complex="normal"/>
    </style:style>
    <style:style style:name="MP6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33782" style:font-size-asian="12pt" style:font-weight-asian="bold" style:font-size-complex="12pt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0pt" fo:font-weight="normal" officeooo:rsid="0072ba96" officeooo:paragraph-rsid="00e33782" style:font-size-asian="10pt" style:font-weight-asian="normal" style:font-size-complex="10pt" style:font-weight-complex="normal"/>
    </style:style>
    <style:style style:name="MP8" style:family="paragraph" style:parent-style-name="Header">
      <style:paragraph-properties fo:text-align="center" style:justify-single-word="false"/>
      <style:text-properties fo:font-size="10pt" fo:font-weight="normal" officeooo:paragraph-rsid="00d33473" style:font-size-asian="10pt" style:font-weight-asian="normal" style:font-size-complex="10pt" style:font-weight-complex="normal"/>
    </style:style>
    <style:style style:name="MP9" style:family="paragraph" style:parent-style-name="Header">
      <style:paragraph-properties fo:text-align="end" style:justify-single-word="false"/>
      <style:text-properties fo:font-size="6pt" fo:font-weight="bold" officeooo:rsid="0072ba96" officeooo:paragraph-rsid="00f97658" style:font-size-asian="6pt" style:font-weight-asian="bold" style:font-size-complex="6pt" style:font-weight-complex="bold"/>
    </style:style>
    <style:style style:name="MP10" style:family="paragraph" style:parent-style-name="Header">
      <style:paragraph-properties fo:text-align="end" style:justify-single-word="false"/>
      <style:text-properties fo:font-size="10pt" fo:font-weight="bold" officeooo:rsid="0072ba96" officeooo:paragraph-rsid="00f97658" style:font-size-asian="10pt" style:font-weight-asian="bold" style:font-size-complex="10pt" style:font-weight-complex="bold"/>
    </style:style>
    <style:style style:name="MP11" style:family="paragraph" style:parent-style-name="Frame_20_contents">
      <style:paragraph-properties fo:text-align="start" style:justify-single-word="false"/>
    </style:style>
    <style:style style:name="MP12" style:family="paragraph" style:parent-style-name="Header">
      <style:paragraph-properties fo:text-align="end" style:justify-single-word="false"/>
      <style:text-properties officeooo:paragraph-rsid="00e0466e"/>
    </style:style>
    <style:style style:name="MP13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0466e" style:font-size-asian="14pt" style:font-weight-asian="bold" style:font-size-complex="14pt" style:font-weight-complex="bold"/>
    </style:style>
    <style:style style:name="MP1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0466e" style:font-size-asian="11pt" style:font-weight-asian="bold" style:font-size-complex="11pt" style:font-weight-complex="bold"/>
    </style:style>
    <style:style style:name="MP15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0466e" style:font-size-asian="12pt" style:font-weight-asian="bold" style:font-size-complex="12pt" style:font-weight-complex="bold"/>
    </style:style>
    <style:style style:name="MP16" style:family="paragraph" style:parent-style-name="Header">
      <style:paragraph-properties fo:text-align="center" style:justify-single-word="false"/>
      <style:text-properties fo:font-size="10pt" fo:font-weight="normal" officeooo:paragraph-rsid="00e0466e" style:font-size-asian="10pt" style:font-weight-asian="normal" style:font-size-complex="10pt" style:font-weight-complex="normal"/>
    </style:style>
    <style:style style:name="MP17" style:family="paragraph" style:parent-style-name="Header">
      <style:paragraph-properties fo:text-align="end" style:justify-single-word="false"/>
      <style:text-properties fo:font-size="10pt" fo:font-weight="bold" officeooo:rsid="0072ba96" officeooo:paragraph-rsid="00d6148e" style:font-size-asian="10pt" style:font-weight-asian="bold" style:font-size-complex="10pt" style:font-weight-complex="bold"/>
    </style:style>
    <style:style style:name="MP18" style:family="paragraph" style:parent-style-name="Header">
      <style:paragraph-properties fo:text-align="end" style:justify-single-word="false"/>
      <style:text-properties officeooo:paragraph-rsid="00e1691b"/>
    </style:style>
    <style:style style:name="MP19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1691b" style:font-size-asian="14pt" style:font-weight-asian="bold" style:font-size-complex="14pt" style:font-weight-complex="bold"/>
    </style:style>
    <style:style style:name="MP20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1691b" style:font-size-asian="11pt" style:font-weight-asian="bold" style:font-size-complex="11pt" style:font-weight-complex="bold"/>
    </style:style>
    <style:style style:name="MP21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1691b" style:font-size-asian="12pt" style:font-weight-asian="bold" style:font-size-complex="12pt" style:font-weight-complex="bold"/>
    </style:style>
    <style:style style:name="MP22" style:family="paragraph" style:parent-style-name="Footer">
      <style:text-properties officeooo:paragraph-rsid="00efad3b"/>
    </style:style>
    <style:style style:name="MP23" style:family="paragraph" style:parent-style-name="Table_20_Contents">
      <style:text-properties officeooo:paragraph-rsid="00efad3b"/>
    </style:style>
    <style:style style:name="MP24" style:family="paragraph" style:parent-style-name="Standard">
      <style:text-properties officeooo:paragraph-rsid="00efad3b"/>
    </style:style>
    <style:style style:name="MT1" style:family="text">
      <style:text-properties fo:font-size="10pt" fo:font-weight="bold" officeooo:rsid="0072ba96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0d9b348" style:font-size-asian="10pt" style:font-weight-asian="bold" style:font-size-complex="10pt" style:font-weight-complex="bold"/>
    </style:style>
    <style:style style:name="MT3" style:family="text">
      <style:text-properties fo:color="#000000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officeooo:rsid="0071a09b"/>
    </style:style>
    <style:style style:name="MT6" style:family="text">
      <style:text-properties fo:font-size="10pt" fo:font-weight="bold" officeooo:rsid="008ce45b" style:font-size-asian="10pt" style:font-weight-asian="bold" style:font-size-complex="10pt" style:font-weight-complex="bold"/>
    </style:style>
    <style:style style:name="MT7" style:family="text">
      <style:text-properties fo:color="#000000" fo:font-size="10pt" fo:font-weight="bold" officeooo:rsid="008ce45b" style:font-size-asian="10pt" style:font-weight-asian="bold" style:font-size-complex="10pt" style:font-weight-complex="bold"/>
    </style:style>
    <style:style style:name="MT8" style:family="text">
      <style:text-properties fo:font-size="10pt" fo:font-weight="bold" officeooo:rsid="00d834d2" style:font-size-asian="10pt" style:font-weight-asian="bold" style:font-size-complex="10pt" style:font-weight-complex="bold"/>
    </style:style>
    <style:style style:name="MT9" style:family="text">
      <style:text-properties fo:color="#000000" fo:font-size="10pt" fo:font-weight="bold" officeooo:rsid="0072ba96" style:font-size-asian="10pt" style:font-weight-asian="bold" style:font-size-complex="10pt" style:font-weight-complex="bold"/>
    </style:style>
    <style:style style:name="MT10" style:family="text"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3cm" fo:margin-bottom="0.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1"><text:span text:style-name="MT1"><text:text-input text:description="&lt;if test=&quot;o.print_header&quot;&gt;">If Header</text:text-input></text:span><text:span text:style-name="MT1"> </text:span></text:p>
              <text:p text:style-name="MP2"><draw:frame draw:style-name="Mfr1" draw:name="Image2" text:anchor-type="paragraph" svg:x="-1.275cm" svg:y="-0.967cm" svg:width="4.542cm" svg:height="2.066cm" draw:z-index="2"><draw:image xlink:href="Pictures/10000000000005DB000003834F891549.jpg" xlink:type="simple" xlink:show="embed" xlink:actuate="onLoad"/></draw:frame></text:p>
              <text:p text:style-name="MP1"><text:span text:style-name="MT1">(</text:span><text:span text:style-name="MT2">Triplicate</text:span><text:span text:style-name="MT1"> For </text:span><text:span text:style-name="MT2">Assessable</text:span><text:span text:style-name="MT1"> </text:span><text:span text:style-name="MT3"><text:s/></text:span><text:span text:style-name="MT1">)</text:span></text:p>
              <text:p text:style-name="MP3"><text:text-input text:description="&lt;company_name(o)&gt;">Company</text:text-input></text:p>
              <text:p text:style-name="MP4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6">Tax Invoice <text:s/></text:p>
              <text:p text:style-name="MP7"><text:text-input text:description="&lt;/if&gt;">End If</text:text-input></text:p>
              <text:p text:style-name="MP7"/>
            </table:table-cell>
          </table:table-row>
        </table:table>
        <text:p text:style-name="MP8"/>
      </style:header>
      <style:header-first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9"><text:text-input text:description="&lt;if test=&quot;o.print_header&quot;&gt;">If Header</text:text-input></text:p>
              <text:p text:style-name="MP10"><draw:frame draw:style-name="Mfr2" draw:name="image: asimage(user.company_id.logo_web)" text:anchor-type="paragraph" svg:x="-2.508cm" draw:z-index="0"><draw:text-box fo:min-height="0.48cm" fo:min-width="2.641cm"><text:p text:style-name="MP11"/></draw:text-box></draw:frame> <text:s/></text:p>
              <text:p text:style-name="MP12"><text:span text:style-name="MT1">(</text:span><text:span text:style-name="MT6">Original</text:span><text:span text:style-name="MT1"> For </text:span><text:span text:style-name="MT7">Buyer</text:span><text:span text:style-name="MT3"> </text:span><text:span text:style-name="MT1">)</text:span></text:p>
              <text:p text:style-name="MP13"><text:text-input text:description="&lt;company_name(o)&gt;">Company</text:text-input></text:p>
              <text:p text:style-name="MP14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15">Tax Invoice <text:s/></text:p>
              <text:p text:style-name="MP16"><text:text-input text:description="&lt;/if&gt;">End If</text:text-input></text:p>
              <text:p text:style-name="MP16"/>
            </table:table-cell>
          </table:table-row>
        </table:table>
        <text:p text:style-name="MP17"/>
      </style:header-first>
      <style:header-left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18"><text:span text:style-name="MT1"><text:text-input text:description="&lt;if test=&quot;o.print_header&quot;&gt;">If Header</text:text-input></text:span><text:span text:style-name="MT1"> </text:span></text:p>
              <text:p text:style-name="MP18"><text:span text:style-name="MT1">(</text:span><text:span text:style-name="MT8">Duplicate for Transporter</text:span><text:span text:style-name="MT9"> </text:span><text:span text:style-name="MT1">)</text:span></text:p>
              <text:p text:style-name="MP19"><text:text-input text:description="&lt;company_name(o)&gt;">Company</text:text-input></text:p>
              <text:p text:style-name="MP19"><draw:frame draw:style-name="Mfr1" draw:name="Image1" text:anchor-type="paragraph" svg:x="-1.275cm" svg:y="-0.967cm" svg:width="4.542cm" svg:height="2.066cm" draw:z-index="1"><draw:image xlink:href="Pictures/10000000000005DB000003834F891549.jpg" xlink:type="simple" xlink:show="embed" xlink:actuate="onLoad"/></draw:frame></text:p>
              <text:p text:style-name="MP20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21">Tax Invoice</text:p>
              <text:p text:style-name="MP21"><text:span text:style-name="MT10"><text:text-input text:description="&lt;/if&gt;">End If</text:text-input></text:span> <text:s/></text:p>
              <text:p text:style-name="MP21"/>
              <text:p text:style-name="MP21"/>
            </table:table-cell>
          </table:table-row>
        </table:table>
        <text:p text:style-name="MP8"/>
      </style:header-left>
      <style:footer>
        <text:p text:style-name="MP22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</table:table-cell>
          </table:table-row>
        </table:table>
        <text:p text:style-name="MP24"/>
      </style:footer>
      <style:footer-first>
        <text:p text:style-name="Text_20_body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01:49.429489039</meta:creation-date>
    <meta:editing-duration>PT1H6M57S</meta:editing-duration>
    <meta:editing-cycles>88</meta:editing-cycles>
    <meta:generator>LibreOffice/4.2.8.2$Linux_X86_64 LibreOffice_project/420m0$Build-2</meta:generator>
    <dc:date>2017-07-03T18:12:48.850768571</dc:date>
    <meta:document-statistic meta:table-count="8" meta:image-count="2" meta:object-count="0" meta:page-count="3" meta:paragraph-count="255" meta:word-count="876" meta:character-count="3278" meta:non-whitespace-character-count="2964"/>
  </office:meta>
</office:document-meta>
</file>